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paragraph-rsid="00135858" style:font-weight-asian="bold" style:font-weight-complex="bold"/>
    </style:style>
    <style:style style:name="P2" style:family="paragraph" style:parent-style-name="Preformatted_20_Text">
      <style:text-properties style:text-underline-style="none" officeooo:paragraph-rsid="00135858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paragraph-rsid="00135858" style:font-weight-asian="bold" style:font-weight-complex="bold"/>
    </style:style>
    <style:style style:name="P4" style:family="paragraph" style:parent-style-name="Preformatted_20_Text">
      <style:text-properties officeooo:rsid="000f2f62" officeooo:paragraph-rsid="00135858"/>
    </style:style>
    <style:style style:name="P5" style:family="paragraph" style:parent-style-name="Preformatted_20_Text">
      <style:text-properties style:text-line-through-style="none" style:text-line-through-type="none" style:text-underline-style="solid" style:text-underline-width="auto" style:text-underline-color="font-color" fo:font-weight="bold" officeooo:paragraph-rsid="00135858" style:font-weight-asian="bold" style:font-weight-complex="bold"/>
    </style:style>
    <style:style style:name="P6" style:family="paragraph" style:parent-style-name="Preformatted_20_Text">
      <style:text-properties officeooo:paragraph-rsid="00135858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paragraph-rsid="00135858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f2f62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tie 2:</text:span> Structures conditionnelles</text:p>
      <text:p text:style-name="P6"/>
      <text:p text:style-name="P2"><text:s text:c="2"/><text:span text:style-name="T2">Exercice 1:</text:span></text:p>
      <text:p text:style-name="P6"/>
      <text:p text:style-name="P6"><text:s text:c="2"/>Programme: Résistance</text:p>
      <text:p text:style-name="P6"/>
      <text:p text:style-name="P6">Variables: </text:p>
      <text:p text:style-name="P6">val: entier</text:p>
      <text:p text:style-name="P6">r_serie, r_para, R1, R2, R3: réel</text:p>
      <text:p text:style-name="P6"/>
      <text:p text:style-name="P6"/>
      <text:p text:style-name="P6">DEBUT</text:p>
      <text:p text:style-name="P6"/>
      <text:p text:style-name="P6"><text:tab/>Ecrire("Choissir entre 1 et 2")</text:p>
      <text:p text:style-name="P6"><text:tab/>lire(val)</text:p>
      <text:p text:style-name="P6"><text:tab/>Si val &lt;&gt; 1 OU val &lt;&gt; 2 alors</text:p>
      <text:p text:style-name="P6"><text:tab/><text:tab/>Ecrire("Choisir à nouveau entre 1 et 2")</text:p>
      <text:p text:style-name="P6"><text:tab/>Sinon</text:p>
      <text:p text:style-name="P6"><text:tab/><text:tab/>Si val = 1 alors</text:p>
      <text:p text:style-name="P6"><text:tab/><text:tab/><text:tab/>r_serie &lt;- R1 + R2 + R3</text:p>
      <text:p text:style-name="P6"><text:tab/><text:tab/><text:tab/>Ecrire("La résistance en série est",r_serie)</text:p>
      <text:p text:style-name="P6"/>
      <text:p text:style-name="P6"><text:tab/><text:tab/>Sinon si val = 2</text:p>
      <text:p text:style-name="P6"><text:tab/><text:tab/><text:tab/>r_para &lt;- (R1 * R2 * R3) / (R1*R2 + R2*R3 + R1*R3)</text:p>
      <text:p text:style-name="P6"><text:tab/><text:tab/><text:tab/>Ecrire("La résistance en parallèle est",r_para)</text:p>
      <text:p text:style-name="P6"><text:tab/><text:tab/>Sinon</text:p>
      <text:p text:style-name="P6"><text:tab/><text:tab/><text:tab/>Ecrire("Choix indisponible")</text:p>
      <text:p text:style-name="P6"><text:tab/><text:tab/>FinSi</text:p>
      <text:p text:style-name="P6"><text:tab/>FinSi</text:p>
      <text:p text:style-name="P6"><text:s/></text:p>
      <text:p text:style-name="P6">FIN</text:p>
      <text:p text:style-name="P6"/>
      <text:p text:style-name="P6">--------------------------------------------------------------------------------------</text:p>
      <text:p text:style-name="P3">Exercice 2:</text:p>
      <text:p text:style-name="P6"/>
      <text:p text:style-name="P6">Programme Calculatrice</text:p>
      <text:p text:style-name="P6"/>
      <text:p text:style-name="P6">Variables:</text:p>
      <text:p text:style-name="P6">signe: caractere</text:p>
      <text:p text:style-name="P6">a, b : entier</text:p>
      <text:p text:style-name="P6">solve: entier</text:p>
      <text:p text:style-name="P6"/>
      <text:p text:style-name="P6">DEBUT</text:p>
      <text:p text:style-name="P6"/>
      <text:p text:style-name="P6"><text:tab/>Ecrire("Entrer la valeur de a, le signe et b")</text:p>
      <text:p text:style-name="P6"><text:tab/>lire(a, signe, b)</text:p>
      <text:p text:style-name="P6"><text:tab/></text:p>
      <text:p text:style-name="P6"><text:tab/>Si signe = '+' alors</text:p>
      <text:p text:style-name="P6"><text:tab/><text:tab/>solve &lt;- a + b</text:p>
      <text:p text:style-name="P6"><text:tab/>Sinon si signe = '-'</text:p>
      <text:p text:style-name="P6"><text:tab/><text:tab/>solve &lt;- a - b</text:p>
      <text:p text:style-name="P6"><text:tab/>Sinon si signe = '/'</text:p>
      <text:p text:style-name="P6"><text:tab/><text:tab/>solve &lt;- a Div b</text:p>
      <text:p text:style-name="P6"><text:tab/>Sinon si signe = '*'</text:p>
      <text:p text:style-name="P6"><text:tab/><text:tab/>solve &lt;- a * b</text:p>
      <text:p text:style-name="P6"><text:tab/>Sinon</text:p>
      <text:p text:style-name="P6"><text:tab/><text:tab/>Ecrire("Choix indisponible")</text:p>
      <text:p text:style-name="P6"/>
      <text:p text:style-name="P6"><text:tab/>FinSi </text:p>
      <text:p text:style-name="P6"/>
      <text:p text:style-name="P6"><text:tab/>Ecrire("La solution donne", solve)</text:p>
      <text:p text:style-name="P6"/>
      <text:p text:style-name="P6">FI<text:span text:style-name="T3">n</text:span></text:p>
      <text:p text:style-name="P3"><text:soft-page-break/>Exercice 3:</text:p>
      <text:p text:style-name="P4"/>
      <text:p text:style-name="P6">Programme: Equation</text:p>
      <text:p text:style-name="P6">Variables:</text:p>
      <text:p text:style-name="P6"><text:s/>a, b , x: réel </text:p>
      <text:p text:style-name="P6"/>
      <text:p text:style-name="P6">DEBUT</text:p>
      <text:p text:style-name="P6"/>
      <text:p text:style-name="P6">Ecrire("entrer les valeurs de a et b")</text:p>
      <text:p text:style-name="P6">Lire(a, b)</text:p>
      <text:p text:style-name="P6"/>
      <text:p text:style-name="P6"><text:tab/>Si a = 0 alors</text:p>
      <text:p text:style-name="P6"><text:tab/><text:tab/>Ecrire("pas de solution")</text:p>
      <text:p text:style-name="P6"><text:tab/>Sinon</text:p>
      <text:p text:style-name="P6"><text:tab/><text:tab/>x &lt;- -b/a</text:p>
      <text:p text:style-name="P6"/>
      <text:p text:style-name="P6"><text:tab/>FinSi</text:p>
      <text:p text:style-name="P6"/>
      <text:p text:style-name="P6">Ecrire("La solution de l'équation est", x)</text:p>
      <text:p text:style-name="P6"/>
      <text:p text:style-name="P6">FIN</text:p>
      <text:p text:style-name="P6">---------------------------------------------------------------------------------------</text:p>
      <text:p text:style-name="P3">Exercice 4:</text:p>
      <text:p text:style-name="P6"/>
      <text:p text:style-name="P6">Programme: Equation du Second degré</text:p>
      <text:p text:style-name="P6"><text:s/></text:p>
      <text:p text:style-name="P6">Variables:</text:p>
      <text:p text:style-name="P6">delta, a, b, c, x: entier</text:p>
      <text:p text:style-name="P6"/>
      <text:p text:style-name="P6">DEBUT</text:p>
      <text:p text:style-name="P6"/>
      <text:p text:style-name="P6">Ecrire("Entrer les valeurs de a, de b et de c)</text:p>
      <text:p text:style-name="P6">lire(a, b, c)</text:p>
      <text:p text:style-name="P6"/>
      <text:p text:style-name="P6"><text:tab/>Si a = 0 alors</text:p>
      <text:p text:style-name="P6"><text:tab/><text:tab/>x &lt;- -c / b</text:p>
      <text:p text:style-name="P6"><text:tab/>Sinon</text:p>
      <text:p text:style-name="P6"><text:tab/><text:tab/>delta &lt;- b² - 4 * a * c</text:p>
      <text:p text:style-name="P6"><text:tab/><text:tab/><text:tab/>Si delta = 0 alors</text:p>
      <text:p text:style-name="P6"><text:tab/><text:tab/><text:tab/><text:tab/>x &lt;- -b²/2*a</text:p>
      <text:p text:style-name="P6"><text:tab/><text:tab/><text:tab/><text:tab/>Ecrire("La solution de l'équation est:", x)</text:p>
      <text:p text:style-name="P6"/>
      <text:p text:style-name="P6"><text:tab/><text:tab/><text:tab/>Sinon si delta &lt; 0 alors</text:p>
      <text:p text:style-name="P6"><text:tab/><text:tab/><text:tab/><text:tab/>Ecrire("Pas de solution dans R²)</text:p>
      <text:p text:style-name="P6"><text:tab/><text:tab/><text:tab/>Sinon:</text:p>
      <text:p text:style-name="P6"><text:tab/><text:tab/><text:tab/><text:tab/>x1 &lt;- (-b + sqrt(delta)) / 2 * a</text:p>
      <text:p text:style-name="P6"><text:tab/><text:tab/><text:tab/><text:tab/>x2 &lt;- (-b - sqrt(delta)) / 2 * a</text:p>
      <text:p text:style-name="P6"><text:tab/><text:tab/><text:tab/><text:tab/>Ecrire("Les solutions de l'équation sont", x1, x2)</text:p>
      <text:p text:style-name="P6"><text:tab/><text:tab/><text:tab/>FinSi</text:p>
      <text:p text:style-name="P6"><text:tab/>FinSi</text:p>
      <text:p text:style-name="P6"/>
      <text:p text:style-name="P6">FIN</text:p>
      <text:p text:style-name="P6">--------------------------------------------------------------------------------------</text:p>
      <text:p text:style-name="P3">Exercice 5:</text:p>
      <text:p text:style-name="P6"/>
      <text:p text:style-name="P6">Programme: JOUR</text:p>
      <text:p text:style-name="P6"/>
      <text:p text:style-name="P6">Variables:</text:p>
      <text:p text:style-name="P6">val: entier</text:p>
      <text:p text:style-name="P6"/>
      <text:p text:style-name="P6">DEBUT</text:p>
      <text:p text:style-name="P6"><text:tab/>Ecrire("Entre un chiffre allant de 1 à 7")</text:p>
      <text:p text:style-name="P6"><text:soft-page-break/><text:tab/>Lire(val)</text:p>
      <text:p text:style-name="P6"><text:tab/>Si val &lt; 1 OU val &gt; 7 alors</text:p>
      <text:p text:style-name="P6"><text:tab/><text:tab/>Ecrire("Choix indisponible")</text:p>
      <text:p text:style-name="P6"><text:tab/>Sinon</text:p>
      <text:p text:style-name="P6"><text:tab/></text:p>
      <text:p text:style-name="P6"><text:tab/><text:tab/>//Première méthode</text:p>
      <text:p text:style-name="P6"/>
      <text:p text:style-name="P6"><text:tab/><text:tab/>Si val = 1 alors</text:p>
      <text:p text:style-name="P6"><text:tab/><text:tab/><text:tab/>Ecrire("Lundi")</text:p>
      <text:p text:style-name="P6"><text:tab/><text:tab/>Sinon si val = 2</text:p>
      <text:p text:style-name="P6"><text:tab/><text:tab/><text:tab/>Ecrire("Mardi")</text:p>
      <text:p text:style-name="P6"><text:tab/><text:tab/>Sinon si val = 3</text:p>
      <text:p text:style-name="P6"><text:tab/><text:tab/><text:tab/>Ecrire("Mercredi")</text:p>
      <text:p text:style-name="P6"><text:tab/><text:tab/>Sinon si val = 4</text:p>
      <text:p text:style-name="P6"><text:tab/><text:tab/><text:tab/>Ecrire("Jeudi")</text:p>
      <text:p text:style-name="P6"><text:tab/><text:tab/>Sinon si val = 5</text:p>
      <text:p text:style-name="P6"><text:tab/><text:tab/><text:tab/>Ecrire("Vendredi")</text:p>
      <text:p text:style-name="P6"><text:tab/><text:tab/>Sinon si val = 6</text:p>
      <text:p text:style-name="P6"><text:tab/><text:tab/><text:tab/>Ecrire("Samedi")</text:p>
      <text:p text:style-name="P6"><text:tab/><text:tab/>Sinon:</text:p>
      <text:p text:style-name="P6"><text:tab/><text:tab/><text:tab/>Ecrire("Dimanche")</text:p>
      <text:p text:style-name="P6"><text:tab/><text:tab/>FinSi</text:p>
      <text:p text:style-name="P6"><text:tab/>FinSi</text:p>
      <text:p text:style-name="P6"><text:tab/></text:p>
      <text:p text:style-name="P6"><text:tab/><text:tab/>//Deuxième mèthode</text:p>
      <text:p text:style-name="P6"/>
      <text:p text:style-name="P6"><text:tab/><text:tab/>Selon val faire</text:p>
      <text:p text:style-name="P6"><text:tab/><text:tab/><text:tab/>cas 1:</text:p>
      <text:p text:style-name="P6"><text:tab/><text:tab/><text:tab/><text:tab/>Ecrire("Lundi")</text:p>
      <text:p text:style-name="P6"><text:tab/><text:tab/><text:tab/>cas 2:</text:p>
      <text:p text:style-name="P6"><text:tab/><text:tab/><text:tab/><text:tab/>Ecrire("Mardi")</text:p>
      <text:p text:style-name="P6"><text:tab/><text:tab/><text:tab/>cas 3:</text:p>
      <text:p text:style-name="P6"><text:tab/><text:tab/><text:tab/><text:tab/>Ecrire("Mercredi")</text:p>
      <text:p text:style-name="P6"><text:tab/><text:tab/><text:tab/>cas 4:</text:p>
      <text:p text:style-name="P6"><text:tab/><text:tab/><text:tab/><text:tab/>Ecrire("Jeudi")</text:p>
      <text:p text:style-name="P6"><text:tab/><text:tab/><text:tab/>cas 5:</text:p>
      <text:p text:style-name="P6"><text:tab/><text:tab/><text:tab/><text:tab/>Ecrire("Vendredi")</text:p>
      <text:p text:style-name="P6"><text:tab/><text:tab/><text:tab/>cas 6:</text:p>
      <text:p text:style-name="P6"><text:tab/><text:tab/><text:tab/><text:tab/>Ecrire("Samedi")</text:p>
      <text:p text:style-name="P6"><text:tab/><text:tab/><text:tab/>cas 7:</text:p>
      <text:p text:style-name="P6"><text:tab/><text:tab/><text:tab/><text:tab/>Ecrire("Dimanche")</text:p>
      <text:p text:style-name="P6"><text:tab/><text:tab/>FinSelon</text:p>
      <text:p text:style-name="P6"/>
      <text:p text:style-name="P6">FIN</text:p>
      <text:p text:style-name="P6">-------------------------------------------------------------------------------------</text:p>
      <text:p text:style-name="P3">Exercice6:</text:p>
      <text:p text:style-name="P6"/>
      <text:p text:style-name="P6">Programme: Decomposition</text:p>
      <text:p text:style-name="P6"/>
      <text:p text:style-name="P6">Variables:</text:p>
      <text:p text:style-name="P6"><text:tab/>montant: entier</text:p>
      <text:p text:style-name="P6"><text:tab/>billet_20, billet_10, billet_5, piece_2, piece_1: entier</text:p>
      <text:p text:style-name="P6">DEBUT</text:p>
      <text:p text:style-name="P6"/>
      <text:p text:style-name="P6"><text:tab/>Ecrire("Entrer le montant à décomposer")</text:p>
      <text:p text:style-name="P6"><text:tab/>Lire(montant)</text:p>
      <text:p text:style-name="P6"><text:tab/><text:tab/>billet_20 &lt;- montant Div 20</text:p>
      <text:p text:style-name="P6"><text:tab/><text:tab/>montant &lt;- montant Mod 20</text:p>
      <text:p text:style-name="P6"><text:tab/><text:tab/>billet_10 &lt;- montant Div 10</text:p>
      <text:p text:style-name="P6"><text:tab/><text:tab/>montant &lt;- montant Mod 10</text:p>
      <text:p text:style-name="P6"><text:tab/><text:tab/>billet_5 &lt;- montant Div 5</text:p>
      <text:p text:style-name="P6"><text:tab/><text:tab/>montant &lt;- montant Mod 5</text:p>
      <text:p text:style-name="P6"><text:tab/><text:tab/>piece_2 &lt;- montant Div 2</text:p>
      <text:p text:style-name="P6"><text:soft-page-break/><text:tab/><text:tab/>montant &lt;- montant Mod 2</text:p>
      <text:p text:style-name="P6"><text:tab/><text:tab/>piece_1 &lt;- montant</text:p>
      <text:p text:style-name="P6"><text:tab/>Ecrire("le montant décomposé donne", billet_20, billet_10, billet_5, piece_2, piece_1")</text:p>
      <text:p text:style-name="P6"/>
      <text:p text:style-name="P6"/>
      <text:p text:style-name="P6">FIN</text:p>
      <text:p text:style-name="P6"/>
      <text:p text:style-name="P6">*****************************************************************************************************</text:p>
      <text:p text:style-name="P6">Exercice 7:</text:p>
      <text:p text:style-name="P6"/>
      <text:p text:style-name="P6">Programme: Croissance et décroissance </text:p>
      <text:p text:style-name="P6"/>
      <text:p text:style-name="P6">Variables:</text:p>
      <text:p text:style-name="P6">A, B: entier</text:p>
      <text:p text:style-name="P6"/>
      <text:p text:style-name="P6">DEBUT <text:tab/></text:p>
      <text:p text:style-name="P6"><text:tab/>Ecrire("Enter deux valeurs entières")</text:p>
      <text:p text:style-name="P6"><text:tab/>Lire(A, B)</text:p>
      <text:p text:style-name="P6"><text:tab/>Si A &gt; B alors</text:p>
      <text:p text:style-name="P6"><text:tab/><text:tab/>Ecrire("l'ordre croissant donne", A, B)</text:p>
      <text:p text:style-name="P6"><text:tab/>Sinon si</text:p>
      <text:p text:style-name="P6"><text:tab/><text:tab/>Ecrire("L'ordre décroissant donne", B, A)</text:p>
      <text:p text:style-name="P6"><text:tab/>Sinon</text:p>
      <text:p text:style-name="P6"><text:tab/><text:tab/>Ecrire("Pas de réponse")</text:p>
      <text:p text:style-name="P6"><text:tab/>FinSi</text:p>
      <text:p text:style-name="P6">FIN</text:p>
      <text:p text:style-name="P6"/>
      <text:p text:style-name="P6">-------------------------------------------------------------------------------------</text:p>
      <text:p text:style-name="P6"/>
      <text:p text:style-name="P6">Exercice 8:</text:p>
      <text:p text:style-name="P6"/>
      <text:p text:style-name="P6">Programme: Croissance et décroissance </text:p>
      <text:p text:style-name="P6"/>
      <text:p text:style-name="P6">Variables:</text:p>
      <text:p text:style-name="P6">A, B, C: entier</text:p>
      <text:p text:style-name="P6"/>
      <text:p text:style-name="P6">DEBUT <text:tab/></text:p>
      <text:p text:style-name="P6"><text:tab/>Ecrire("Enter trois valeurs entières")</text:p>
      <text:p text:style-name="P6"><text:tab/>Lire(A, B, C)</text:p>
      <text:p text:style-name="P6"><text:tab/>Si A &lt; B ET A &lt; C ET B &lt; C alors</text:p>
      <text:p text:style-name="P6"><text:tab/><text:tab/>Ecrire("l'ordre croissant donne", A, B, C)</text:p>
      <text:p text:style-name="P6"><text:tab/>Sinon si A &gt;B ET A &lt; C ET C &gt; B</text:p>
      <text:p text:style-name="P6"><text:tab/><text:tab/>Ecrire("L'ordre croissant donne", B, A, C)</text:p>
      <text:p text:style-name="P6"><text:tab/>Sinon si A &gt; B ET A &gt; C ET B &lt; C</text:p>
      <text:p text:style-name="P6"><text:tab/><text:tab/>Ecrire ("l'ordre croissant donne", B, C, A)</text:p>
      <text:p text:style-name="P6"><text:tab/>Sinon si A &lt; B ET A &gt; C ET B &gt; C</text:p>
      <text:p text:style-name="P6"><text:tab/><text:tab/>Ecrire ("l'ordre croissant donne", C, A, B)</text:p>
      <text:p text:style-name="P6"><text:tab/>Sinon si A &lt; B ET A &lt; C ET B &gt; C</text:p>
      <text:p text:style-name="P6"><text:tab/><text:tab/>Ecrire ("l'ordre croissant donne", A, C, B)</text:p>
      <text:p text:style-name="P6"><text:tab/>Sinon A &gt; B ET A &gt; C ET B &gt; C</text:p>
      <text:p text:style-name="P6"><text:tab/><text:tab/>Ecrire ("l'ordre croissant donne", C, B, A) </text:p>
      <text:p text:style-name="P6"><text:tab/>FinSi</text:p>
      <text:p text:style-name="P6"/>
      <text:p text:style-name="P6"><text:tab/>Si A &lt; B ET A &lt; C ET B &lt; C alors</text:p>
      <text:p text:style-name="P6"><text:tab/><text:tab/>Ecrire("l'ordre décroissant donne", C, B, A)</text:p>
      <text:p text:style-name="P6"><text:tab/>Sinon si A &gt; B ET A &lt; C ET C &gt; B</text:p>
      <text:p text:style-name="P6"><text:tab/><text:tab/>Ecrire("L'ordre décroissant donne", C, A, B)</text:p>
      <text:p text:style-name="P6"><text:tab/>Sinon si A &gt; B ET A &gt; C ET B &lt; C</text:p>
      <text:p text:style-name="P6"><text:tab/><text:tab/>Ecrire ("l'ordre décroissant donne", A, C, B)</text:p>
      <text:p text:style-name="P6"><text:tab/>Sinon si A &lt; B ET A &gt; C ET B &gt; C</text:p>
      <text:p text:style-name="P6"><text:tab/><text:tab/>Ecrire ("l'ordre décroissant donne", B, A, C)</text:p>
      <text:p text:style-name="P6"><text:soft-page-break/><text:tab/>Sinon si A &lt; B ET A &lt; C ET B &gt; C</text:p>
      <text:p text:style-name="P6"><text:tab/><text:tab/>Ecrire ("l'ordre décroissant donne", B, C, A)</text:p>
      <text:p text:style-name="P6"><text:tab/>Sinon A &gt; B ET A &gt; C ET B &gt; C</text:p>
      <text:p text:style-name="P6"><text:tab/><text:tab/>Ecrire ("l'ordre décroissant donne", A, B, C) </text:p>
      <text:p text:style-name="P6"><text:tab/>FinSi</text:p>
      <text:p text:style-name="P6"><text:tab/></text:p>
      <text:p text:style-name="P6">FIN</text:p>
      <text:p text:style-name="P6">-------------------------------------------------------------------------------------</text:p>
      <text:p text:style-name="P6"><text:span text:style-name="T2">Exercice 9</text:span>:</text:p>
      <text:p text:style-name="P6"/>
      <text:p text:style-name="P6">Programme: Ordre croissant ou décroissant</text:p>
      <text:p text:style-name="P6"/>
      <text:p text:style-name="P6">Variables:</text:p>
      <text:p text:style-name="P6">A, B, C, D: entier</text:p>
      <text:p text:style-name="P6"/>
      <text:p text:style-name="P6">DEBUT<text:tab/></text:p>
      <text:p text:style-name="P6"><text:tab/>Ecrire("Entrer quatre valeurs entières)</text:p>
      <text:p text:style-name="P6"><text:tab/>Lire(A, B, C, D)</text:p>
      <text:p text:style-name="P6"><text:tab/></text:p>
      <text:p text:style-name="P6">-----------------------------------------------------------------------------------</text:p>
      <text:p text:style-name="P3">Exercice 10:</text:p>
      <text:p text:style-name="P6"/>
      <text:p text:style-name="P6">programme: Année bissextile</text:p>
      <text:p text:style-name="P6"/>
      <text:p text:style-name="P6">Variables:</text:p>
      <text:p text:style-name="P6">annee: entier</text:p>
      <text:p text:style-name="P6"/>
      <text:p text:style-name="P6">DEBUT</text:p>
      <text:p text:style-name="P6"><text:tab/>Ecrire("Entrer l'année correspondante")</text:p>
      <text:p text:style-name="P6"><text:tab/>Lire(annee)</text:p>
      <text:p text:style-name="P6"><text:tab/>Si annee Mod 4 &lt;&gt; 0 alors</text:p>
      <text:p text:style-name="P6"><text:tab/><text:tab/>Ecrire("L'année n'est bissextile")</text:p>
      <text:p text:style-name="P6"><text:tab/>Sinon si annee Mod 4 = 0 ET annee Mod 100 &lt;&gt; 0 ET annee Mod 400 &lt;&gt; 0:</text:p>
      <text:p text:style-name="P6"><text:tab/><text:tab/>Ecrire("l'année est bissextile")</text:p>
      <text:p text:style-name="P6"><text:tab/>Sinon</text:p>
      <text:p text:style-name="P6"><text:tab/><text:tab/>Ecrire("L'année n'est pas bissextile")</text:p>
      <text:p text:style-name="P6"><text:tab/>FinSi</text:p>
      <text:p text:style-name="P6">FIN</text:p>
      <text:p text:style-name="P6"/>
      <text:p text:style-name="P6">----------------------------------------------------------------------------------------------</text:p>
      <text:p text:style-name="P6"/>
      <text:p text:style-name="P6"><text:span text:style-name="T2">Exercice 11:</text:span> </text:p>
      <text:p text:style-name="P6"/>
      <text:p text:style-name="P6">Programme: <text:s/>Nombre de jour du mois</text:p>
      <text:p text:style-name="P6"/>
      <text:p text:style-name="P6">Variables:</text:p>
      <text:p text:style-name="P6">mois, annee: entier</text:p>
      <text:p text:style-name="P6"/>
      <text:p text:style-name="P6"/>
      <text:p text:style-name="P6">DEBUT</text:p>
      <text:p text:style-name="P6"><text:tab/>Ecrire("Entrer l'année correspondante")</text:p>
      <text:p text:style-name="P6"><text:tab/>lire(annee)</text:p>
      <text:p text:style-name="P6"><text:tab/>Ecrire("Entrer le mois")</text:p>
      <text:p text:style-name="P6"><text:tab/>Lire(mois)</text:p>
      <text:p text:style-name="P6"><text:tab/>Si mois = 1 alors</text:p>
      <text:p text:style-name="P6"><text:tab/><text:tab/>Ecrire("Le mois de Janvier de l'année", annee, " compte 31 jours")</text:p>
      <text:p text:style-name="P6"><text:tab/>Sinon si mois = 2</text:p>
      <text:p text:style-name="P6"><text:tab/><text:tab/>Si annee Mod 4 &lt;&gt; 0 alors</text:p>
      <text:p text:style-name="P6"><text:tab/><text:tab/><text:tab/>Ecrire("Le mois de Février de l'année", annee, " compte 28 jours")</text:p>
      <text:p text:style-name="P6"><text:soft-page-break/><text:tab/><text:tab/>Sinon si annee Mod 4 = 0 ET annee Mod 100 &lt;&gt; 0 ET annee Mod 400 &lt;&gt; 0:</text:p>
      <text:p text:style-name="P6"><text:tab/><text:tab/><text:tab/>Ecrire("Le mois de Février de l'année", annee, " compte 29 jours")</text:p>
      <text:p text:style-name="P6"><text:tab/><text:tab/>Sinon</text:p>
      <text:p text:style-name="P6"><text:tab/><text:tab/><text:tab/>Ecrire("Le mois de Février de l'année", annee, " compte 28 jours")</text:p>
      <text:p text:style-name="P6"><text:tab/><text:tab/>FinSi</text:p>
      <text:p text:style-name="P6"><text:tab/>Sinon si mois = 3</text:p>
      <text:p text:style-name="P6"><text:tab/><text:tab/>Ecrire("Le mois de Mars de l'année", annee, " compte 31 jours")</text:p>
      <text:p text:style-name="P6"><text:tab/>Sinon si mois = 4</text:p>
      <text:p text:style-name="P6"><text:tab/><text:tab/>Ecrire("Le mois d'Avril de l'année", annee, " compte 30 jours")</text:p>
      <text:p text:style-name="P6"><text:tab/>Sinon si mois = 5</text:p>
      <text:p text:style-name="P6"><text:tab/><text:tab/>Ecrire("Le mois de Mai de l'année", annee, " compte 31 jours")</text:p>
      <text:p text:style-name="P6"><text:tab/>Sinon si mois = 6</text:p>
      <text:p text:style-name="P6"><text:tab/><text:tab/>Ecrire("Le mois de Juin de l'année", annee, " compte 30 jours")</text:p>
      <text:p text:style-name="P6"><text:tab/>Sinon si mois = 7</text:p>
      <text:p text:style-name="P6"><text:tab/><text:tab/>Ecrire("Le mois de Juillet de l'année", annee, " compte 31 jours")</text:p>
      <text:p text:style-name="P6"><text:tab/>Sinon si mois = 8</text:p>
      <text:p text:style-name="P6"><text:tab/><text:tab/>Ecrire("Le mois d'Août de l'année", annee, " compte 31 jours")</text:p>
      <text:p text:style-name="P6"><text:tab/>Sinon si mois = 9</text:p>
      <text:p text:style-name="P6"><text:tab/><text:tab/>Ecrire("Le mois de Septembre de l'année", annee, " compte 30 jours")</text:p>
      <text:p text:style-name="P6"><text:tab/>Sinon si mois = 10</text:p>
      <text:p text:style-name="P6"><text:tab/><text:tab/>Ecrire("Le mois de Octobre de l'année", annee, " compte 31 jours")</text:p>
      <text:p text:style-name="P6"><text:tab/>Sinon si mois = "Novembre":</text:p>
      <text:p text:style-name="P6"><text:tab/><text:tab/>Ecrire("Le mois de Novembre de l'année", annee, " compte 30 jours")</text:p>
      <text:p text:style-name="P6"><text:tab/>Sinon si mois = 11</text:p>
      <text:p text:style-name="P6"><text:tab/><text:tab/>Ecrire("Le mois de Décembre de l'année", annee, " compte 31 jours")</text:p>
      <text:p text:style-name="P6"><text:tab/>FinSi</text:p>
      <text:p text:style-name="P6">FIN</text:p>
      <text:p text:style-name="P6"/>
      <text:p text:style-name="P6">-------------------------------------------------------------------------------------</text:p>
      <text:p text:style-name="P3">Exercice 12:</text:p>
      <text:p text:style-name="P6"/>
      <text:p text:style-name="P6">Programme: Date valide</text:p>
      <text:p text:style-name="P6"/>
      <text:p text:style-name="P6">Variables:</text:p>
      <text:p text:style-name="P6">jour, mois, annee: entier</text:p>
      <text:p text:style-name="P6"><text:s/>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1 alors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2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Ecrire("La date est valide")</text:p>
      <text:p text:style-name="P6"><text:tab/><text:tab/><text:tab/>FinSi</text:p>
      <text:p text:style-name="P6"><text:tab/>Sinon si annee Mod 4 = 0 ET annee Mod 100 &lt;&gt; 0 ET annee Mod 400 &lt;&gt;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Ecrire("La date n'est pas valide")</text:p>
      <text:p text:style-name="P6"><text:soft-page-break/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Ecrire("La date est valide")</text:p>
      <text:p text:style-name="P6"><text:tab/><text:tab/><text:tab/>FinSi</text:p>
      <text:p text:style-name="P6"><text:tab/><text:tab/>FinSi</text:p>
      <text:p text:style-name="P6"><text:tab/>Sinon si mois = 3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Ecrire("La date est valide")</text:p>
      <text:p text:style-name="P6"><text:tab/><text:tab/>FinSi</text:p>
      <text:p text:style-name="P6"><text:tab/>Sinon si mois = 4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5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Ecrire("La date est valide")</text:p>
      <text:p text:style-name="P6"><text:tab/><text:tab/>FinSi</text:p>
      <text:p text:style-name="P6"><text:tab/>Sinon si mois = 6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7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8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9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10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11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12</text:p>
      <text:p text:style-name="P6"><text:tab/><text:tab/>Si jour &lt;= 0 OU jour &gt; 31 alors</text:p>
      <text:p text:style-name="P6"><text:soft-page-break/><text:tab/><text:tab/><text:tab/>Ecrire("La date n'est pas valide")</text:p>
      <text:p text:style-name="P6"><text:tab/><text:tab/>Sinon</text:p>
      <text:p text:style-name="P6"><text:tab/><text:tab/><text:tab/>Ecrire("La date est valide")</text:p>
      <text:p text:style-name="P6"><text:tab/><text:tab/>FinSi</text:p>
      <text:p text:style-name="P6"><text:tab/>Sinon</text:p>
      <text:p text:style-name="P6"><text:tab/><text:tab/>Ecrire("Pas de solution")</text:p>
      <text:p text:style-name="P6"><text:tab/>FinSi</text:p>
      <text:p text:style-name="P6"/>
      <text:p text:style-name="P6">FIN</text:p>
      <text:p text:style-name="P6"/>
      <text:p text:style-name="P6">--------------------------------------------------------------------------------------</text:p>
      <text:p text:style-name="P3">Exercice 13:</text:p>
      <text:p text:style-name="P6"/>
      <text:p text:style-name="P6">Programme: Date suivante</text:p>
      <text:p text:style-name="P6"/>
      <text:p text:style-name="P6"/>
      <text:p text:style-name="P6">Variables:</text:p>
      <text:p text:style-name="P6">jour, mois, annee: entier</text:p>
      <text:p text:style-name="P6"/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1 alors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2</text:p>
      <text:p text:style-name="P6"><text:tab/><text:tab/>Si annee Mod 4 &lt;&gt; 0 alors</text:p>
      <text:p text:style-name="P6"><text:tab/><text:tab/><text:tab/>Si jour &lt;= 0 OU jour &gt; 28 alors</text:p>
      <text:p text:style-name="P6"><text:tab/><text:tab/><text:tab/><text:tab/>Ecrire("La date n'est pas valide")</text:p>
      <text:p text:style-name="P6"><text:tab/><text:tab/><text:tab/>Sinon</text:p>
      <text:p text:style-name="P6"><text:tab/><text:tab/><text:tab/><text:tab/>jour &lt;- jour + 1</text:p>
      <text:p text:style-name="P6"><text:tab/><text:tab/><text:tab/><text:tab/><text:tab/>Si jour &gt; 28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 si annee Mod 4 = 0 ET annee Mod 100 &lt;&gt; 0 ET annee Mod 400 = 0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</text:p>
      <text:p text:style-name="P6"><text:tab/><text:tab/><text:tab/><text:tab/>jour &lt;- jour + 1</text:p>
      <text:p text:style-name="P6"><text:tab/><text:tab/><text:tab/><text:tab/><text:tab/>Si jour &gt; 31 alors</text:p>
      <text:p text:style-name="P6"><text:tab/><text:tab/><text:tab/><text:tab/><text:tab/><text:tab/>jour &lt;- jour - 31</text:p>
      <text:p text:style-name="P6"><text:tab/><text:tab/><text:tab/><text:tab/><text:tab/><text:tab/>mois &lt;- mois + 1 </text:p>
      <text:p text:style-name="P6"><text:tab/><text:tab/><text:tab/><text:tab/><text:tab/>FinSi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</text:p>
      <text:p text:style-name="P6"><text:soft-page-break/><text:tab/><text:tab/><text:tab/><text:tab/>jour &lt;- jour + 1</text:p>
      <text:p text:style-name="P6"><text:tab/><text:tab/><text:tab/><text:tab/><text:tab/>Si jour &gt; 31 alors</text:p>
      <text:p text:style-name="P6"><text:tab/><text:tab/><text:tab/><text:tab/><text:tab/><text:tab/>jour &lt;- jour - 31</text:p>
      <text:p text:style-name="P6"><text:tab/><text:tab/><text:tab/><text:tab/><text:tab/><text:tab/>mois &lt;- mois + 1 </text:p>
      <text:p text:style-name="P6"><text:tab/><text:tab/><text:tab/><text:tab/><text:tab/>FinSi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3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4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5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6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0 alors:</text:p>
      <text:p text:style-name="P6"><text:tab/><text:tab/><text:tab/><text:tab/><text:tab/>jour &lt;- jour - 30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7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8</text:p>
      <text:p text:style-name="P6"><text:soft-page-break/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 </text:p>
      <text:p text:style-name="P6"><text:tab/><text:tab/><text:tab/><text:tab/><text:tab/>mois &lt;- mois <text:s/>+ 1 </text:p>
      <text:p text:style-name="P6"><text:tab/><text:tab/><text:tab/>Ecrire("La date est", jour, mois, annee)</text:p>
      <text:p text:style-name="P6"><text:tab/><text:tab/>FinSi</text:p>
      <text:p text:style-name="P6"><text:tab/>Sinon si mois = 9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0 alors</text:p>
      <text:p text:style-name="P6"><text:tab/><text:tab/><text:tab/><text:tab/><text:tab/>jour &lt;- jour - 30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10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11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0 alors</text:p>
      <text:p text:style-name="P6"><text:tab/><text:tab/><text:tab/><text:tab/><text:tab/>jour &lt;- jour - 30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12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- 1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</text:p>
      <text:p text:style-name="P1">--------------------------------------------------------------------------------------</text:p>
      <text:p text:style-name="P3">Exercice 14:</text:p>
      <text:p text:style-name="P6"/>
      <text:p text:style-name="P6">Programme: Date precédente</text:p>
      <text:p text:style-name="P6"/>
      <text:p text:style-name="P6"/>
      <text:p text:style-name="P6">Variables:</text:p>
      <text:p text:style-name="P6"><text:soft-page-break/>jour, annee: entier</text:p>
      <text:p text:style-name="P6">mois: chaine 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"Janvier" alors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Février":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1</text:p>
      <text:p text:style-name="P6"><text:tab/><text:tab/><text:tab/><text:tab/>Ecrire("La date est", jour, mois, annee)</text:p>
      <text:p text:style-name="P6"><text:tab/><text:tab/><text:tab/>FinSi</text:p>
      <text:p text:style-name="P6"><text:tab/>Sinon si annee Mod 4 = 0 ET annee Mod 100 &lt;&gt; 0 ET annee Mod 400 &lt;&gt;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1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1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"Mars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Avril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Mai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Juin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soft-page-break/><text:tab/><text:tab/><text:tab/>Ecrire("La date est", jour, mois, annee)</text:p>
      <text:p text:style-name="P6"><text:tab/><text:tab/>FinSi</text:p>
      <text:p text:style-name="P6"><text:tab/>Sinon si mois = "Juille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Aoû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Sept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Octo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Nov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Décem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</text:p>
      <text:p text:style-name="P6"/>
      <text:p text:style-name="P6">---------------------------------------------------------------------------------------</text:p>
      <text:p text:style-name="P3">Exercice 15:</text:p>
      <text:p text:style-name="P6"/>
      <text:p text:style-name="P6">Programme</text:p>
      <text:p text:style-name="P6"/>
      <text:p text:style-name="P6"/>
      <text:p text:style-name="P6">Variables:</text:p>
      <text:p text:style-name="P6">jour, annee: entier</text:p>
      <text:p text:style-name="P6">mois: chaine 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soft-page-break/><text:tab/>Si mois = "Janvier" alors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Février":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+ 5</text:p>
      <text:p text:style-name="P6"><text:tab/><text:tab/><text:tab/><text:tab/>Ecrire("La date est", jour, mois, annee)</text:p>
      <text:p text:style-name="P6"><text:tab/><text:tab/><text:tab/>FinSi</text:p>
      <text:p text:style-name="P6"><text:tab/>Sinon si annee Mod 4 = 0 ET annee Mod 100 &lt;&gt; 0 ET annee Mod 400 &lt;&gt;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+ 5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+ 5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"Mars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Avril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Mai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Juin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Juille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soft-page-break/><text:tab/><text:tab/>FinSi</text:p>
      <text:p text:style-name="P6"><text:tab/>Sinon si mois = "Aoû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Sept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Octo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Nov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Décem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 </text:p>
      <text:p text:style-name="P6"/>
      <text:p text:style-name="P6">------------------------------------------------------------------------------------</text:p>
      <text:p text:style-name="P3">Exercice 16:</text:p>
      <text:p text:style-name="P6"/>
      <text:p text:style-name="P6"/>
      <text:p text:style-name="P6">Programme</text:p>
      <text:p text:style-name="P6"/>
      <text:p text:style-name="P6"/>
      <text:p text:style-name="P6">Variables:</text:p>
      <text:p text:style-name="P6">jour, annee, N: entier</text:p>
      <text:p text:style-name="P6">mois: chaine 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"Janvier" alors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soft-page-break/><text:tab/>Sinon si mois = "Février":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N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 si annee Mod 4 = 0 ET annee Mod 100 &lt;&gt; 0 ET annee Mod 400 =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N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N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"Mars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Avril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Mai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Juin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Juille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Aoû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soft-page-break/><text:tab/><text:tab/>FinSi</text:p>
      <text:p text:style-name="P6"><text:tab/>Sinon si mois = "Sept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Octo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Nov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Décem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 </text:p>
      <text:p text:style-name="P6">---------------------------------------------------------------------------------------</text:p>
      <text:p text:style-name="P3">Exercice 17:</text:p>
      <text:p text:style-name="P6"/>
      <text:p text:style-name="P6">Programme: Remise </text:p>
      <text:p text:style-name="P6"/>
      <text:p text:style-name="P6">Variables:</text:p>
      <text:p text:style-name="P6">client: chaine</text:p>
      <text:p text:style-name="P6">pp, remise: réel</text:p>
      <text:p text:style-name="P6">TN: entier </text:p>
      <text:p text:style-name="P6"/>
      <text:p text:style-name="P6">DEBUT </text:p>
      <text:p text:style-name="P6"/>
      <text:p text:style-name="P6"><text:tab/>Ecrire("Entrer le type de client")</text:p>
      <text:p text:style-name="P6"><text:tab/>Lire(client)</text:p>
      <text:p text:style-name="P6"><text:tab/>Si client = "Ancien abonné" alors</text:p>
      <text:p text:style-name="P6"><text:tab/><text:tab/>remise &lt;- TN * -15/100</text:p>
      <text:p text:style-name="P6"><text:tab/><text:tab/>pp &lt;- TN - remise</text:p>
      <text:p text:style-name="P6"><text:tab/><text:tab/>Ecrire("Le prix à payer est", pp)</text:p>
      <text:p text:style-name="P6"><text:tab/>Sinon si client = "Etudiant"</text:p>
      <text:p text:style-name="P6"><text:tab/><text:tab/>remise &lt;- TN * -20/100</text:p>
      <text:p text:style-name="P6"><text:tab/><text:tab/>pp &lt;- TN - remise</text:p>
      <text:p text:style-name="P6"><text:tab/><text:tab/>Ecrire("Le prix à payer est", pp)</text:p>
      <text:p text:style-name="P6"><text:tab/>Sinon si client = "Nouvel abonné"</text:p>
      <text:p text:style-name="P6"><text:tab/><text:tab/>remise &lt;- TN * 00/100</text:p>
      <text:p text:style-name="P6"><text:tab/><text:tab/>pp &lt;- TN - remise</text:p>
      <text:p text:style-name="P6"><text:tab/><text:tab/>Ecrire("Le prix à payer est", pp)</text:p>
      <text:p text:style-name="P6"><text:tab/>Sinon si client = "Etranger"</text:p>
      <text:p text:style-name="P6"><text:tab/><text:tab/>remise &lt;- TN * 25/100</text:p>
      <text:p text:style-name="P6"><text:tab/><text:tab/>pp &lt;- TN - remise</text:p>
      <text:p text:style-name="P6"><text:tab/><text:tab/>Ecrire("Le prix à payer est", pp)</text:p>
      <text:p text:style-name="P6"><text:tab/>FinSi</text:p>
      <text:p text:style-name="P6"><text:soft-page-break/></text:p>
      <text:p text:style-name="P6">FIN</text:p>
      <text:p text:style-name="P6"/>
      <text:p text:style-name="P6">-------------------------------------------------------------------------------------</text:p>
      <text:p text:style-name="P5">Exercice 18:</text:p>
      <text:p text:style-name="P6"/>
      <text:p text:style-name="P6">Programme: Compare</text:p>
      <text:p text:style-name="P6"/>
      <text:p text:style-name="P6">Variables:</text:p>
      <text:p text:style-name="P6">j1, j2 , m1 , m2, an1, an2: entier</text:p>
      <text:p text:style-name="P6"/>
      <text:p text:style-name="P6">DEBUT</text:p>
      <text:p text:style-name="P6"/>
      <text:p text:style-name="P6"><text:tab/>Ecrire("Entrer la première date")</text:p>
      <text:p text:style-name="P6"><text:tab/>Lire(j1, m1, an1)</text:p>
      <text:p text:style-name="P6"><text:tab/>Ecrire("Entrer la deuxième date")</text:p>
      <text:p text:style-name="P6"><text:tab/>Lire(j2, m2, an2)</text:p>
      <text:p text:style-name="P6"><text:tab/></text:p>
      <text:p text:style-name="P6"><text:tab/>Si an1 = an2 ET m1 = m2 ET j1 = j2 alors</text:p>
      <text:p text:style-name="P6"><text:tab/><text:tab/>Ecrire("Les dates sont identiques")</text:p>
      <text:p text:style-name="P6"><text:tab/>Sinon si an1 = an2 ET m1 = m2 ET j1 &lt; j2</text:p>
      <text:p text:style-name="P6"><text:tab/><text:tab/>Ecrire("La première date précede la seconde")</text:p>
      <text:p text:style-name="P6"><text:tab/>Sinon si an1 = an2 ET m1 = m2 ET j1 &gt; j2</text:p>
      <text:p text:style-name="P6"><text:tab/><text:tab/>Ecrire("La première date succède la seconde")</text:p>
      <text:p text:style-name="P6"><text:tab/>Sinon si an1 = an2 ET m1 &gt; m2 ET j1 = j2</text:p>
      <text:p text:style-name="P6"><text:tab/><text:tab/>Ecrire("La première date succède la seconde")</text:p>
      <text:p text:style-name="P6"><text:tab/>Sinon si an1 = an2 ET m1 &lt; m2 ET j1 = j2</text:p>
      <text:p text:style-name="P6"><text:tab/><text:tab/>Ecrire("La première date précede la seconde")</text:p>
      <text:p text:style-name="P6"><text:tab/>Sinon si an1 &gt; an2 ET m1 = m2 ET j1 = j2</text:p>
      <text:p text:style-name="P6"><text:tab/><text:tab/>Ecrire("La première date précede la seconde")</text:p>
      <text:p text:style-name="P6"><text:tab/>Sinon si an1 &lt; an2 ET m1 &gt; m2 ET j1 = j2</text:p>
      <text:p text:style-name="P6"><text:tab/><text:tab/>Ecrire("La première date succède la seconde")</text:p>
      <text:p text:style-name="P6"><text:tab/>FinSi</text:p>
      <text:p text:style-name="P6">FIN</text:p>
      <text:p text:style-name="P6"/>
      <text:p text:style-name="P6">--------------------------------------------------------------------------------------</text:p>
      <text:p text:style-name="P3">Exercice 19:</text:p>
      <text:p text:style-name="P6"/>
      <text:p text:style-name="P6">Programme: Conversion</text:p>
      <text:p text:style-name="P6"/>
      <text:p text:style-name="P6">Variables:</text:p>
      <text:p text:style-name="P6">nombre, h, min, s, tamp: entier</text:p>
      <text:p text:style-name="P6"/>
      <text:p text:style-name="P6">DEBUT</text:p>
      <text:p text:style-name="P6"/>
      <text:p text:style-name="P6"><text:tab/>Ecrire("Enter un nombre de secondes")</text:p>
      <text:p text:style-name="P6"><text:tab/>Lire(nombre)</text:p>
      <text:p text:style-name="P6"><text:tab/>h &lt;- nombre Div 3600</text:p>
      <text:p text:style-name="P6"><text:tab/>tamp &lt;- nombre Mod 3600</text:p>
      <text:p text:style-name="P6"><text:tab/>min &lt;- tamp Div 360</text:p>
      <text:p text:style-name="P6"><text:tab/>s &lt;- tamp Mod 360</text:p>
      <text:p text:style-name="P6"><text:tab/>Ecrire("la solution donne:", h, "h", min, "min", s, "s")</text:p>
      <text:p text:style-name="P6"/>
      <text:p text:style-name="P6">FIN<text:tab/></text:p>
      <text:p text:style-name="P6">----------------------------------------------------------------------------------------------</text:p>
      <text:p text:style-name="P6">Exercice 20:</text:p>
      <text:p text:style-name="P6"/>
      <text:p text:style-name="P6">Programme: Etude</text:p>
      <text:p text:style-name="P6"/>
      <text:p text:style-name="P6">Variables:</text:p>
      <text:p text:style-name="P6">sexe: caractere</text:p>
      <text:p text:style-name="P6"><text:soft-page-break/>BMI, PI, poids, taille: réel</text:p>
      <text:p text:style-name="P6">DEBUT </text:p>
      <text:p text:style-name="P6"><text:tab/>Ecrire("Entrer, le sexe, la taille et le poids")</text:p>
      <text:p text:style-name="P6"><text:tab/>Lire(sexe, taille, poids)</text:p>
      <text:p text:style-name="P6"/>
      <text:p text:style-name="P6"><text:tab/>BMI &lt;- poids / <text:s/>taille²</text:p>
      <text:p text:style-name="P6"><text:tab/>Si BMI &lt;= 27 alors</text:p>
      <text:p text:style-name="P6"><text:tab/><text:tab/>Ecrire("Normal")</text:p>
      <text:p text:style-name="P6"><text:tab/>Sinon si BMI &gt; 27</text:p>
      <text:p text:style-name="P6"><text:tab/><text:tab/>Ecrire("Obèse")</text:p>
      <text:p text:style-name="P6"><text:tab/>Sinon si</text:p>
      <text:p text:style-name="P6"><text:tab/><text:tab/>Ecrire("Malade")</text:p>
      <text:p text:style-name="P6"><text:tab/>Sinon</text:p>
      <text:p text:style-name="P6"><text:tab/><text:tab/>Ecrire("Resultat indisponible")</text:p>
      <text:p text:style-name="P6"><text:tab/>FinSi</text:p>
      <text:p text:style-name="P6"/>
      <text:p text:style-name="P6"><text:tab/>Si sexe = "M" alors:</text:p>
      <text:p text:style-name="P6"><text:tab/><text:tab/>PI &lt;- (taille – 100) – (taille – 150) / 4</text:p>
      <text:p text:style-name="P6"><text:tab/>Sinon si sexe = "F"</text:p>
      <text:p text:style-name="P6"><text:tab/><text:tab/>PI &lt;- (taille -100) – (taille – 120) /4,2</text:p>
      <text:p text:style-name="P6"><text:tab/>Sinon</text:p>
      <text:p text:style-name="P6"><text:tab/><text:tab/>("Erreur! choix indisponible")</text:p>
      <text:p text:style-name="P6"><text:tab/>FinSi</text:p>
      <text:p text:style-name="P6"><text:tab/><text:tab/>Ecrire("Le poids idéal donne", PI)</text:p>
      <text:p text:style-name="P6"><text:tab/></text:p>
      <text:p text:style-name="P6"><text:tab/></text:p>
      <text:p text:style-name="P6"><text:tab/></text:p>
      <text:p text:style-name="P6"/>
      <text:p text:style-name="P6">----------------------------------------------------------------------------------------------</text:p>
      <text:p text:style-name="P6">Exercice 21:</text:p>
      <text:p text:style-name="P6"/>
      <text:p text:style-name="P6">programme: analyse</text:p>
      <text:p text:style-name="P6"/>
      <text:p text:style-name="P6">Variables:</text:p>
      <text:p text:style-name="P6">nombre, unite: entier</text:p>
      <text:p text:style-name="P6"/>
      <text:p text:style-name="P6">DEBUT</text:p>
      <text:p text:style-name="P6"><text:tab/>Ecrire("Entrer un nombre")</text:p>
      <text:p text:style-name="P6"><text:tab/>Lire("nombre")</text:p>
      <text:p text:style-name="P6"><text:tab/><text:tab/>unite &lt;- nombre Mod 10</text:p>
      <text:p text:style-name="P6"><text:tab/><text:tab/>Si unite &gt; 10 alors</text:p>
      <text:p text:style-name="P6"><text:tab/><text:tab/><text:tab/>unite &lt;- unite Mod 10</text:p>
      <text:p text:style-name="P6"><text:tab/><text:tab/>Sinon si unite &lt;&gt; 0</text:p>
      <text:p text:style-name="P6"><text:tab/><text:tab/><text:tab/>unite &lt;- unite</text:p>
      <text:p text:style-name="P6"><text:tab/><text:tab/>Sinon</text:p>
      <text:p text:style-name="P6"><text:tab/><text:tab/><text:tab/>Ecrire("Erreur")</text:p>
      <text:p text:style-name="P6"><text:tab/><text:tab/>FinSi </text:p>
      <text:p text:style-name="P6"><text:tab/><text:tab/>Si nombre Mod unite = 0 alors:</text:p>
      <text:p text:style-name="P6"><text:tab/><text:tab/><text:tab/>Ecrire("Le nombre", nombre, "est divisible par",unite)</text:p>
      <text:p text:style-name="P6"><text:tab/><text:tab/>Sinon</text:p>
      <text:p text:style-name="P6"><text:tab/><text:tab/><text:tab/>Ecrire("Le nombre", nombre, "n'est divisible par",unite)</text:p>
      <text:p text:style-name="P6"><text:tab/><text:tab/>FinSi</text:p>
      <text:p text:style-name="P6">FIN</text:p>
      <text:p text:style-name="P6"/>
      <text:p text:style-name="P6">----------------------------------------------------------------------------------------------</text:p>
      <text:p text:style-name="P6">Exercie 22: </text:p>
      <text:p text:style-name="P6"/>
      <text:p text:style-name="P6">Programme: Numéro du mois</text:p>
      <text:p text:style-name="P6"/>
      <text:p text:style-name="P6">Variables: </text:p>
      <text:p text:style-name="P6">n_mois: entier</text:p>
      <text:p text:style-name="P6"/>
      <text:p text:style-name="P6"><text:soft-page-break/>DEBUT</text:p>
      <text:p text:style-name="P6"><text:tab/>Ecrire("Entrer le numéro du mois")</text:p>
      <text:p text:style-name="P6"><text:tab/>lire(n_mois)</text:p>
      <text:p text:style-name="P6"><text:tab/>Si n_mois = 1 OU n_mois = 2 OU n_mois = 12</text:p>
      <text:p text:style-name="P6"><text:tab/><text:tab/>Ecrire("hiver")</text:p>
      <text:p text:style-name="P6"><text:tab/>Sinon si n_mois = 3 OU n_mois = 4 OU n_mois = 5</text:p>
      <text:p text:style-name="P6"><text:tab/><text:tab/>Ecrire("printemps")</text:p>
      <text:p text:style-name="P6"><text:tab/>sinon si n_mois = 6 OU n_mois = 7 OU n_mois = 8</text:p>
      <text:p text:style-name="P6"><text:tab/><text:tab/>Ecrire("été")</text:p>
      <text:p text:style-name="P6"><text:tab/>Sinon si n_mois = 9 OU n_mois = 10 OU n_mois = 11</text:p>
      <text:p text:style-name="P6"><text:tab/><text:tab/>Ecrire("automne")</text:p>
      <text:p text:style-name="P6"><text:tab/>Sinon</text:p>
      <text:p text:style-name="P6"><text:tab/><text:tab/>Ecrire("pas de correspondance")</text:p>
      <text:p text:style-name="P6"><text:tab/>FinSi</text:p>
      <text:p text:style-name="P6">FIN</text:p>
      <text:p text:style-name="P6"/>
      <text:p text:style-name="P6"/>
      <text:p text:style-name="P6">----------------------------------------------------------------------------------------------</text:p>
      <text:p text:style-name="P3">Exercice 23:</text:p>
      <text:p text:style-name="P6"/>
      <text:p text:style-name="P6">Programme: Date récente</text:p>
      <text:p text:style-name="P6"/>
      <text:p text:style-name="P6"/>
      <text:p text:style-name="P6">Variables:</text:p>
      <text:p text:style-name="P6">j1, m1, an1, j2, m2, an2: entier</text:p>
      <text:p text:style-name="P6"/>
      <text:p text:style-name="P6">DEBUT</text:p>
      <text:p text:style-name="P6"><text:tab/>Ecrire("Entrer date 1")</text:p>
      <text:p text:style-name="P6"><text:tab/>Lire(j1, m1, an1)</text:p>
      <text:p text:style-name="P6"><text:tab/>Ecrire("Entrer date 2")</text:p>
      <text:p text:style-name="P6"><text:tab/>Lire(j2, m2, an2)</text:p>
      <text:p text:style-name="P6"/>
      <text:p text:style-name="P6"><text:tab/>Si an1 = an2 ET m1 = m2 ET j1 &lt; j2</text:p>
      <text:p text:style-name="P6"><text:tab/><text:tab/>Ecrire("La date 1 est plus récente")</text:p>
      <text:p text:style-name="P6"><text:tab/>Sinon si an1 = an2 ET m1 &lt; m2 </text:p>
      <text:p text:style-name="P6"><text:tab/><text:tab/>Ecrire("La date 1 est plus récente")</text:p>
      <text:p text:style-name="P6"><text:tab/>Sinon si an1 &lt; an2 </text:p>
      <text:p text:style-name="P6"><text:tab/><text:tab/>Ecrire("La date 1 est plus récente")</text:p>
      <text:p text:style-name="P6"><text:tab/>Sinon</text:p>
      <text:p text:style-name="P6"><text:tab/><text:tab/>Ecrire("La date 2 est plus récente")</text:p>
      <text:p text:style-name="P6"><text:tab/>FinSi</text:p>
      <text:p text:style-name="P6">FIN</text:p>
      <text:p text:style-name="P6"/>
      <text:p text:style-name="P6">----------------------------------------------------------------------------------------------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2:56:33.662167850</meta:creation-date>
    <dc:date>2023-01-31T08:44:08.884247024</dc:date>
    <meta:editing-duration>PT1H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9" meta:paragraph-count="1039" meta:word-count="4307" meta:character-count="25239" meta:non-whitespace-character-count="19919"/>
  </office:meta>
</office:document-meta>
</file>